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.getOwning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log( String msg , Throwable t , int msg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sk.maybeConfigu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sk.bindToOwner( Task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sk.setRuntimeConfigurableWrapper( RuntimeConfigurable 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setTask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ask.replaceChildren( RuntimeConfigurable wrapper , UnknownElement paren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sk.mark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is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log( Throwable t , int msg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.getReplac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sk.reconfig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.handleErrorFlush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getRuntimeConfigurableWr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sk.perfor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sk.getTas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log( String msg , int msg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sk.handleOutput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handleErrorOutput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lo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getTas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handleFlush( String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get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setOwningTarget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setTask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handleInput( byte [ ] buffe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